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CocoonSearcherImpl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configure( Configuration 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mpleLuceneCocoonSearcherImpl.releaseIndexReader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LuceneCocoonSearch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LuceneCocoonSearcherImpl.releaseIndexSearch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ReaderCache.IndexRead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LuceneCocoonSearcherImpl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CocoonSearcherImpl.setDirectory( 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CocoonSearcherImpl.search( String query_string , String default_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LuceneCocoonSearch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CocoonSearcherImpl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Cache.createIndexReade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ReaderCache.indexReaderIsValid( 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CocoonSearcherImpl.search( 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ReaderCache.getIndexReader( Directory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